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fo:font-size="12pt" style:text-underline-style="none" style:font-size-asian="12pt" style:font-size-complex="12pt"/>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seznam_20_literatury">
      <style:text-properties style:font-name="Times New Roman" fo:font-size="10pt" style:font-size-asian="10pt" style:font-size-complex="10pt"/>
    </style:style>
    <style:style style:name="P13" style:family="paragraph" style:parent-style-name="seznam_20_literatury">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Footnot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5" style:family="paragraph" style:parent-style-name="Heading_20_3">
      <style:text-properties style:text-underline-style="non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List_20_1">
      <style:text-properties fo:font-weight="normal" style:font-weight-asian="normal" style:font-weight-complex="normal"/>
    </style:style>
    <style:style style:name="P19" style:family="paragraph" style:parent-style-name="List_20_1">
      <style:text-properties style:text-underline-style="none"/>
    </style:style>
    <style:style style:name="P20" style:family="paragraph" style:parent-style-name="List_20_1">
      <style:text-properties style:text-underline-style="none" fo:font-weight="normal" style:font-weight-asian="normal" style:font-weight-complex="normal"/>
    </style:style>
    <style:style style:name="P21" style:family="paragraph" style:parent-style-name="List_20_1">
      <style:text-properties style:text-underline-style="none" fo:font-weight="bold" style:font-weight-asian="bold" style:font-weight-complex="bold"/>
    </style:style>
    <style:style style:name="P22" style:family="paragraph" style:parent-style-name="Text_20_body" style:list-style-name="">
      <style:paragraph-properties fo:margin-left="0mm" fo:margin-right="0mm" fo:text-indent="0mm" style:auto-text-indent="false"/>
    </style:style>
    <style:style style:name="P23" style:family="paragraph" style:parent-style-name="Text_20_body" style:list-style-name="L1"/>
    <style:style style:name="P24" style:family="paragraph" style:parent-style-name="Text_20_body" style:list-style-name="L1">
      <style:text-properties fo:font-style="normal" style:text-underline-style="none" style:font-style-asian="normal" style:font-style-complex="normal"/>
    </style:style>
    <style:style style:name="P25" style:family="paragraph" style:parent-style-name="Heading_20_4">
      <style:text-properties style:text-underline-style="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style>
    <style:style style:name="T20" style:family="text">
      <style:text-properties style:use-window-font-color="true" style:font-name="Times New Roman"/>
    </style:style>
    <style:style style:name="T21" style:family="text">
      <style:text-properties style:use-window-font-color="true" style:font-name="Times New Roman" fo:font-weight="normal" style:font-weight-asian="normal" style:font-weight-complex="normal"/>
    </style:style>
    <style:style style:name="T22" style:family="text">
      <style:text-properties fo:font-size="12pt" style:font-size-asian="12pt" style:font-size-complex="12pt"/>
    </style:style>
    <style:style style:name="T23" style:family="text">
      <style:text-properties fo:font-weight="bold" style:font-weight-asian="bold" style:font-weight-complex="bold"/>
    </style:style>
    <style:style style:name="T24" style:family="text">
      <style:text-properties style:font-name="Times New Roman" fo:font-size="10pt" style:font-size-asian="10pt" style:font-size-complex="10pt"/>
    </style:style>
    <style:style style:name="T25" style:family="text">
      <style:text-properties style:font-name="Times New Roman" fo:font-size="12pt" style:text-underline-style="none" style:font-size-asian="12pt" style:font-size-complex="12pt"/>
    </style:style>
    <style:style style:name="T26" style:family="text">
      <style:text-properties style:font-name="Times New Roman" fo:font-size="12pt" style:text-underline-style="none" fo:font-weight="bold" style:font-size-asian="12pt" style:font-weight-asian="bold" style:font-size-complex="12pt" style:font-weight-complex="bold"/>
    </style:style>
    <style:style style:name="T27" style:family="text">
      <style:text-properties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Úvod</text:h>
      <text:p text:style-name="Text_20_body">V dnešní době je internet jedním z hlavních zdroj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y.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6"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324165162"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 akademické práce</text:p>
        </text:list-item>
      </text:list>
      <text:h text:style-name="P17"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Činnost řešitelů byla především zaměřena na vývoj používaného softwaru. Za cíl měli <text:soft-page-break/>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text:soft-page-break/>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text:soft-page-break/>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17"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22" text:outline-level="2"/>
      <text:h text:style-name="P17" text:outline-level="2">2.4 Další informace o projektu</text:h>
      <text:p text:style-name="Text_20_body">Zde nabízím přehled dalších důležitých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522972191" text:continue-numbering="true" text:style-name="List_20_1">
        <text:list-item>
          <text:p text:style-name="P18"><text:span text:style-name="T23">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18"><text:span text:style-name="T23">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knihoven, zpracování a uchování multimédií. </text:p>
        </text:list-item>
        <text:list-item>
          <text:p text:style-name="P18"><text:soft-page-break/><text:span text:style-name="T23">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text:soft-page-break/>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21">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 K nalezení jsou tiskové zprávy,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7" text:note-class="footnote"><text:note-citation>17</text:note-citation><text:note-body><text:p text:style-name="Footnote">Webové stránky Elektronického časopisu o informační společnosti Ikaros dostupný online na adrese &lt;http://www.ikaros.cz/&gt;.</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text:soft-page-break/>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8" text:note-class="footnote"><text:note-citation>18</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17"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jako </text:span></text:span><text:soft-page-break/><text:span text:style-name="Strong_20_Emphasis"><text:span text:style-name="T7">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19" text:note-class="footnote"><text:note-citation>19</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v ní přehled vývoje popisu elektronických online zdrojů v Čechách i v zahraničí v 90. letech 20. století. Důraz klade na projekty, které vývoj popisu umožnili či formovaly. Věnuje se standardu MARC 21. Analyzuje katalogizační praxi v Národní knihovně ČR a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oft-page-break/><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7" text:outline-level="2">2.6 Nástroje související s projektem WebArchiv</text:h>
      <text:p text:style-name="Text_20_body">V této kapitolo představuji základní nástroje, které jsou používané v rámci WebArchivu.</text:p>
      <text:h text:style-name="Heading_20_3" text:outline-level="3">2.6.1 APACHE TOMCAT</text:h>
      <text:p text:style-name="Text_20_body">Apache Tomcat<text:note text:id="ftn20" text:note-class="footnote"><text:note-citation>20</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22"> vyvíjí</text:span><text:span text:style-name="T15"> National and University Library of Iceland a je volně dostupný</text:span><text:span text:style-name="T15"><text:note text:id="ftn21" text:note-class="footnote"><text:note-citation>21</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2" text:note-class="footnote"><text:note-citation>22</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3" text:note-class="footnote"><text:note-citation>23</text:note-citation><text:note-body><text:p text:style-name="Footnote">Webové stránky projektu Heritrix dostupné online na adrese &lt;http://crawler.archive.org/&gt;.</text:p></text:note-body></text:note>. Je to jeden z nejpoužívanějších crawlerů.</text:p>
      <text:p text:style-name="Text_20_body">Po spuštění nástroj prohledává určitou webovou adresu a stahuje dokumenty, které na ní <text:soft-page-break/>nalezne. Vše ukládá do formátu arc (a nově i do formátu warc) a následně komprimuje nástrojem GZip<text:note text:id="ftn24" text:note-class="footnote"><text:note-citation>24</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5" text:note-class="footnote"><text:note-citation>25</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20">V roce 2009 realizoval Adam Brokeš WA Admin v2 v rámci své bakalářské práce s názvem Systém pro správu procesu archivace webových informačních zdrojů</text:span><text:span text:style-name="T20">.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text:soft-page-break/>v běžném provozu. Je volně dostupný<text:note text:id="ftn26" text:note-class="footnote"><text:note-citation>26</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7" text:note-class="footnote"><text:note-citation>27</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20">Nástroj vyvinutý</text:span><text:span text:style-name="T20"><text:note text:id="ftn28" text:note-class="footnote"><text:note-citation>28</text:note-citation><text:note-body><text:p text:style-name="Footnote">Webové stránky projektu Web Curator Tool dostupné online na adrese &lt;http://webcurator.sourceforge.net/&gt;.</text:p></text:note-body></text:note></text:span><text:span text:style-name="T20">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6"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29" text:note-class="footnote"><text:note-citation>29</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7"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Text_20_body">Názve souboru uvnitř archivu odpovídal MD5<text:span text:style-name="T2"><text:note text:id="ftn30" text:note-class="footnote"><text:note-citation>30</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adrese &lt;http://www.ietf.org/rfc/rfc1321.txt&gt;.</text:span></text:p></text:note-body></text:note></text:span> součtu příslušného souboru. Vyhledávání požadovaného souboru v archivu se realizovalo pomocí indexu s MD5 názvy souboru.</text:p>
      <text:h text:style-name="Heading_20_3" text:outline-level="3">3.2.2 Výhody nedlib pro WebArchiv</text:h>
      <text:list xml:id="list652077828"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 pro WebArchiv</text:h>
      <text:list xml:id="list172893924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7"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1" text:note-class="footnote"><text:note-citation>31</text:note-citation><text:note-body><text:p text:style-name="Footnote">Webové stránky IA Webteam JIRA dostupné online na adrese &lt;https://webarchive.jira.com/&gt;.</text:p></text:note-body></text:note>. [32] Pro další informace viz též přílohy A, B, C, D, E a G.</text:p>
      <text:h text:style-name="Heading_20_3" text:outline-level="3">3.3.2 Výhody arc pro WebArchiv</text:h>
      <text:list xml:id="list296023838" text:continue-numbering="true" text:style-name="List_20_1">
        <text:list-item>
          <text:p text:style-name="List_20_1">Na rozdíl od formátu nedlib je soubor dobře čitelný – soubory stažených webových zdrojů jsou ukládány v archivech a členěny.</text:p>
        </text:list-item>
        <text:list-item>
          <text:p text:style-name="P20">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 pro WebArchiv</text:h>
      <text:list xml:id="list237033773"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text:soft-page-break/>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7" text:outline-level="2">3.4 Formát warc</text:h>
      <text:h text:style-name="Heading_20_3" text:outline-level="3">3.4.1 Úvod</text:h>
      <text:p text:style-name="Text_20_body">Přestože je formát warc již popsán jako ISO standard 28500:2009<text:note text:id="ftn32" text:note-class="footnote"><text:note-citation>32</text:note-citation><text:note-body><text:p text:style-name="Footnote">ISO standard za poplatek dostupný online na adrese &lt;http://www.iso.org/iso/iso_catalogue/catalogue_tc/catalogue_detail.htm?csnumber=44717&gt;.</text:p></text:note-body></text:note>, je ve většině <text:span text:style-name="T7">projektů jeho použití zatím pouze testováno. Před tím, než se jeho použití realizuje je potřeba podrobná analýza. Přesto tento formát již některé standardizované nástroje podporují. Například crawler Heritrix již umožňuje ukládání dat v tomto formátu.</text:span></text:p>
      <text:p text:style-name="Text_20_body">Použití formátu warc se v rámci projektu WebArchiv prozatím jen plánuje. Před tím, než bude nasazen, je potřeba provést spoustu dílčích kroků. Je to proto, že formát je prozatím ještě nový a prozatím nebyly všechny testy provedeny. Při práci s velkými depozitáři dat je důležité každý krok, který bude zavádět systémovou změnu předem zvážit. Svou roli v tom, že se o zavedení formátu uvažuje, je již výše zmíněná skutečnost: každá organizace zabývající se archivací webových zdrojů, používá jiné nástroje a postupy. Proto každá jednotlivě řeší rozdílné problémy s implementací nástrojů a jejich používáním.</text:p>
      <text:p text:style-name="Text_20_body">V následujících kapitolách předvedu základní vlastnosti formátu warc a ukážu jeho výhody a nevýhody. N<text:span text:style-name="T1">evýhod související se zavedením formátu warc, neznamení, že by se mělo opustit od přechodu na tento formát. Nevýhody spíše představují problémy, které doposud nebyly vyřešeny nebo se vůbec neřešily. Před tím, než se přistoupí k zavedení tohoto formátu, je potřeba se se všemi vyrovnat.</text:span></text:p>
      <text:p text:style-name="P2">V přílohách I, J a K nabízím vzorové soubory typu warc, vydané k definici standardu. Dále v přílohách L, M a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3" text:note-class="footnote"><text:note-citation>33</text:note-citation><text:note-body><text:p text:style-name="Footnote">Nejedná se o současný oficiální standard, ale o poslední dostupnou specifikaci z roku 2009.</text:p></text:note-body></text:note>.</text:p>
      <text:h text:style-name="P15" text:outline-level="3">3.4.2 Popis standardu warc</text:h>
      <text:p text:style-name="P2">Motivací pro definici standardu warc jsou tyto nároky na archivační formát: [34]</text:p>
      <text:list xml:id="list1751448817" text:continue-numbering="true" text:style-name="List_20_1">
        <text:list-item>
          <text:p text:style-name="P19">Zpracovat všechny typy obsahů a kontrolních informací protokolů internetové aplikační vrstvy (jako HTTP, DNS, FTP).</text:p>
        </text:list-item>
        <text:list-item>
          <text:p text:style-name="P19">Zpracovat libovolná metadata související s jinými uložených daty.</text:p>
        </text:list-item>
        <text:list-item>
          <text:p text:style-name="P19"><text:soft-page-break/>Podporovat kompresi a integritu dat.</text:p>
        </text:list-item>
        <text:list-item>
          <text:p text:style-name="P19">Ukládat všechny řídicí informace z týkající se těžby dat.</text:p>
        </text:list-item>
        <text:list-item>
          <text:p text:style-name="P19">Ukládat výsledky datových transformací spojených s jinými uloženými daty. </text:p>
        </text:list-item>
        <text:list-item>
          <text:p text:style-name="P19">Detekovat duplicitní uložení dat. Pomocí tohle lze odstranit zbytečná duplicitní data.</text:p>
        </text:list-item>
        <text:list-item>
          <text:p text:style-name="P19">Umožnit rozšiřitelnost bez toho, aby to ovlivnilo existující soubory a funkcionalitu</text:p>
        </text:list-item>
        <text:list-item>
          <text:p text:style-name="P19">Podporovat manipulaci a segmentaci s uloženými zdroji.</text:p>
        </text:list-item>
      </text:list>
      <text:p text:style-name="P2">Soubor formátu warc tvoří jednoduché zřetězení jednoho nebo více záznamů typu warc. První záznam obvykle popisuje následující záznamy. Obecně platí, že obsah záznamu je buď záznam pokusu o vyhledává webového zdroje nese informace archivovaném obsahu. </text:p>
      <text:p text:style-name="Text_20_body"><text:span text:style-name="T1">Warc záznamy se skládají z hlavičky, kterou následuje blok s obsahem. Hlacička se skládá z prvního řádku, který definuje, že záznam je typu warc, dále verze souboru, a flexibilní množství řádků oddělených symbolem CRLF, poté následuje již zmíněný blok obsahu. Záznam splňuj</text:span><text:span text:style-name="T25">e BNF</text:span><text:span text:style-name="T25"><text:note text:id="ftn34" text:note-class="footnote"><text:note-citation>34</text:note-citation><text:note-body><text:p text:style-name="P14">Backusova-Naurova forma je jedno z možných vyjádření bezkontextové gramatiky.</text:p></text:note-body></text:note></text:span><text:span text:style-name="T25">, ukázka k nalezení v příloze AM. </text:span></text:p>
      <text:p text:style-name="P8">Seznam definovaných polí, která se mohou v záznamu zobrazovat lze nalézt v příloze AN. Samozřejmě některá z polí jsou povinně v každém záznamu, jako například WARC-Record-ID , Content-Length , WARC-Type . Jiné jsou nepovinné: Content-Type , WARC-Block-Digest , WARC-Payload-Digest . Každé z polí má samozřejmě stanovená pravidla, která určují jejich možný obsah. [34]</text:p>
      <text:p text:style-name="P8">Warc záznamy jsouo několika různých typů, podle toho k čemu záznam slouží: [34]</text:p>
      <text:list xml:id="list314640867" text:continue-numbering="true" text:style-name="List_20_1">
        <text:list-item>
          <text:p text:style-name="List_20_1"><text:span text:style-name="T26">Warcinfo</text:span><text:span text:style-name="T25"> popisuje warc soubory, které ho následují</text:span><text:span text:style-name="T27">. Příklad v příloze K.</text:span></text:p>
        </text:list-item>
        <text:list-item>
          <text:p text:style-name="List_20_1"><text:span text:style-name="T26">Response</text:span><text:span text:style-name="T25"> nese odpověď na určitý dotaz, po webovém zdroji.</text:span></text:p>
        </text:list-item>
        <text:list-item>
          <text:p text:style-name="List_20_1"><text:span text:style-name="T26">Resource</text:span><text:span text:style-name="T25"> je určitý stažený zdroj.</text:span></text:p>
        </text:list-item>
        <text:list-item>
          <text:p text:style-name="List_20_1"><text:span text:style-name="T26">Request </text:span><text:span text:style-name="T25">je žádost o určitý webový zdroj.</text:span><text:span text:style-name="T27"> Příklad v příloze J.</text:span></text:p>
        </text:list-item>
        <text:list-item>
          <text:p text:style-name="List_20_1"><text:span text:style-name="T26">Metadata</text:span><text:span text:style-name="T27"> nese metadata sklizeným zdrojům. Příklad v příloze I.</text:span></text:p>
        </text:list-item>
        <text:list-item>
          <text:p text:style-name="List_20_1"><text:span text:style-name="T26">Revisit</text:span><text:span text:style-name="T27"> nese instrukce pro znovuprohlédnutí zdroje.</text:span></text:p>
        </text:list-item>
        <text:list-item>
          <text:p text:style-name="List_20_1"><text:span text:style-name="T26">Conversion</text:span><text:span text:style-name="T27"> je záznam, který obsahuje alternativní verzi uloženého záznamu.</text:span></text:p>
        </text:list-item>
        <text:list-item>
          <text:p text:style-name="List_20_1"><text:soft-page-break/><text:span text:style-name="T26">Continuation</text:span><text:span text:style-name="T27"> je pokračování jiného záznama. Příklad v příloze AO.</text:span></text:p>
        </text:list-item>
      </text:list>
      <text:p text:style-name="P2">Záznam typu Continuation tedy umožňuje segmentaci warc souborů. Pokud by nějaký warc soubor měl překročit stanovenou maximální velikost, je možné ho rozdělit do více souborů. Informaci o segmentaci nese pole WARC-Segment- Number , ale k řízení a zajištění segmentace slouží i další pole. [34]</text:p>
      <text:p text:style-name="P2">Standard dále doporučuje, jak nakládat s archivy typu warc: [34]</text:p>
      <text:list xml:id="list1585166118" text:continue-numbering="true" text:style-name="List_20_1">
        <text:list-item>
          <text:p text:style-name="P19">Nedefinuje žádnou vnitřní kompresi, ale doporučený je nástroj Gzip.</text:p>
        </text:list-item>
        <text:list-item>
          <text:p text:style-name="P19">Doporučená velikost je 1 GB.</text:p>
        </text:list-item>
        <text:list-item>
          <text:p text:style-name="P19">Doporučený název má tvar: Prefix-Timestamp-Serial-Crawlhost.warc.gz </text:p>
        </text:list-item>
      </text:list>
      <text:h text:style-name="Heading_20_3" text:outline-level="3">3.4.3 Výhody warc pro WebArchiv</text:h>
      <text:list xml:id="list720767852"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5]</text:p>
        </text:list-item>
        <text:list-item>
          <text:p text:style-name="P19">Na rozdíl od arc archivů umožňují warc archivy ukládat nejen http odezvy, ale také původní požadavky.</text:p>
        </text:list-item>
        <text:list-item>
          <text:p text:style-name="P19">Warc umí pracovat s více protokoly: HTTP, FTP, NNTP a SMTP.</text:p>
        </text:list-item>
        <text:list-item>
          <text:p text:style-name="P19">Warc umožňují ukládat větší škálu metadat. Je možné přidávat metadata podle vlastních potřeby, což se může využít při speciálních požadavcích určených vnitřní politikou ukládání souborů.</text:p>
        </text:list-item>
        <text:list-item>
          <text:p text:style-name="P20">Nativně umožňuje kompresi dat.</text:p>
        </text:list-item>
        <text:list-item>
          <text:p text:style-name="P20"><text:span text:style-name="T8">Na rozdíl od arc formátu je možné ukládat více druhů kontrolních součtů pro archivované soubory. To se dá jednoduše realizovat pomocí škálovatelných polí </text:span><text:soft-page-break/><text:span text:style-name="T8">pro metadata. Arc archivy, které používá WebArchiv, provádí pouze MD5 kontrolní součty souborů. Na rozdíl arc archivů, je u warc archivu použít například i s SHA-1</text:span><text:span text:style-name="T8"><text:note text:id="ftn35" text:note-class="footnote"><text:note-citation>35</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4 Nevýhody warc pro WebArchiv</text:h>
      <text:list xml:id="list349661042" text:continue-numbering="true" text:style-name="List_20_1">
        <text:list-item>
          <text:p text:style-name="P19">Neobsahují samoopravný kód – pokud se archiv poruší tak není možné rekonstruovat jeho obsah. To však není dáno vlastnostmi warc archivů, ale tím, že archivy se po vytvoření ještě komprimují nástrojem GZIP.</text:p>
        </text:list-item>
        <text:list-item>
          <text:p text:style-name="P19">Prozatím není vyřešeno, jak efektivně využít možnost ukládání větší škály metadat. Za tímto účelem bude nutno provést další studie.</text:p>
        </text:list-item>
        <text:list-item>
          <text:p text:style-name="P19">Prozatím nejsou implementovány nutné nástroje na práci s warc soubory. Před jejich zavedením v projektu WebArchiv bude potřeba tyto nástroje implementovat.</text:p>
        </text:list-item>
        <text:list-item>
          <text:p text:style-name="P19">Zpětná převoditelnost z warc do arc není prozatím triviálně možná. [33] Tím pádem se nedají případné nové sklizně ve formátu warc zařadit ke starým sklizním ve formátu arc.</text:p>
        </text:list-item>
        <text:list-item>
          <text:p text:style-name="P19">Převod celého archivu do formátu warc bude časově a výpočetně velmi náročný a jakákoliv chyba může znamenat ztrátu dat.</text:p>
        </text:list-item>
      </text:list>
      <text:h text:style-name="Heading_20_3" text:outline-level="3">3.4.5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6 Deduplikace souborů</text:h>
      <text:p text:style-name="Text_20_body"/>
      <text:p text:style-name="Text_20_body">Nevím, kde o tom najít info!!!!§</text:p>
      <text:p text:style-name="Text_20_body">Podle všeho to není záležitost WARCU, ale záležitost HERITRIXU!</text:p>
      <text:h text:style-name="P16"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5]</text:p>
      <text:h text:style-name="P17" text:outline-level="2">4.2 Použité nástroje</text:h>
      <text:p text:style-name="Text_20_body">Kromě samotných nástrojů pro migrci arc archivů jsem používal i jiné nástroje, zde podávám jejich přehled.</text:p>
      <text:h text:style-name="P15"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text:s/>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lt;http://sourceforge.net/projects/jhove/&gt;.</text:p></text:note-body></text:note>.</text:p>
      <text:h text:style-name="P15" text:outline-level="3">4.2.2 JHOVE2</text:h>
      <text:h text:style-name="P25"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lt;https://bitbucket.org/jhove2/main/descendants&gt;.</text:p></text:note-body></text:note></text:span><text:span text:style-name="T1"> – v rámci distribuovaného verzovacího systému Mercurial na serveru www.bitbucket.com. Je vyvíjen JHOVE2 </text:span><text:span text:style-name="T1">Project </text:span><text:soft-page-break/><text:span text:style-name="T1">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gt;.</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5" text:outline-level="4">4.2.2.2 Podrobnější informace<text:note text:id="ftn41"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span text:style-name="T2"><text:note text:id="ftn0" text:note-class="footnote"><text:note-citation>42</text:note-citation><text:note-body><text:p text:style-name="Footnote">Webová stránka <text:span text:style-name="T2">The OpenSP SGML parser</text:span> projektu dostupná online na adrese <text:a xlink:type="simple" xlink:href="http://search.cpan.org/dist/SGML-Parser-OpenSP/">http://search.cpan.org/dist/SGML-Parser-OpenSP/</text:a></text:p></text:note-body></text:note></text:span><text:span text:style-name="T2">.</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about that source unit that is indicative of its significant nature and useful for purposes of classification, analysis, and use.</text:span><text:span text:style-name="T2">“ [36]</text:span></text:p>
      <text:p text:style-name="P3">Charakterizace se skládá ze čtyř procedur:</text:p>
      <text:list xml:id="list446705020" text:continue-numbering="true" text:style-name="List_20_1">
        <text:list-item>
          <text:p text:style-name="P18"><text:span text:style-name="T3">Identifikace</text:span><text:span text:style-name="T1"> – určení formátu objektu.</text:span></text:p>
        </text:list-item>
        <text:list-item>
          <text:p text:style-name="P21"><text:soft-page-break/>Feature extraction (extrakce rysů)<text:span text:style-name="T7"> – určení charakteristických rysů objektu.</text:span></text:p>
        </text:list-item>
        <text:list-item>
          <text:p text:style-name="P18"><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36]:</text:span></text:p>
      <text:list xml:id="list1381591729" text:style-name="L1">
        <text:list-item>
          <text:p text:style-name="P24">Modulární architektura a práce s plug-iny</text:p>
        </text:list-item>
        <text:list-item>
          <text:p text:style-name="P24">Jednoduché API a design základních modulů</text:p>
        </text:list-item>
        <text:list-item>
          <text:p text:style-name="P24">Bufferovaní I/O operací</text:p>
        </text:list-item>
        <text:list-item>
          <text:p text:style-name="P24">Internacionalizovaný výstup: podporuje více formátů – JSON, XML, text.</text:p>
        </text:list-item>
        <text:list-item>
          <text:p text:style-name="P24">Široká možnost konfigurace nástroje</text:p>
        </text:list-item>
        <text:list-item>
          <text:p text:style-name="P24">Kompletní dokumentace nástroje</text:p>
        </text:list-item>
        <text:list-item>
          <text:p text:style-name="P23"><text:span text:style-name="T9">Široká škála rozpoznatelných objektů</text:span><text:span text:style-name="T10"><text:note text:id="ftn42" text:note-class="footnote"><text:note-citation>43</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3" text:note-class="footnote"><text:note-citation>44</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4" text:note-class="footnote"><text:note-citation>45</text:note-citation><text:note-body><text:p text:style-name="Footnote">DROID (Digital Record Object Identificatio), je nástroj pro automatickou identifikaci formátu soubo<text:span text:style-name="T24">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pan text:style-name="T8">webových zdrojů. Je podporován a užíván velkým množstvím organizací a dá se říci, že patří </text:span><text:soft-page-break/><text:span text:style-name="T8">mezi uznávaný a standardní nástroj.</text:span></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text:note text:id="ftn56" text:note-class="footnote"><text:note-citation>46</text:note-citation><text:note-body><text:p text:style-name="Footnote">Webové stránky Java dostupné online na adrese <text:a xlink:type="simple" xlink:href="http://www.java.com/en/">http://www.java.com/en/</text:a></text:p></text:note-body></text:note> uvnitř Python skriptu a následně práci s Java aplikací. Nástroj je dostupný volně ke stažení na webových stránkách<text:note text:id="ftn45" text:note-class="footnote"><text:note-citation>47</text:note-citation><text:note-body><text:p text:style-name="Footnote">Webové stránky projektu Jpype dostupná online na adrese &lt;http://jpype.sourceforge.net/&gt;.</text:p></text:note-body></text:note> jeho vývojářů. Jeho využití bylo zásadní pro možnost testování převáděných ARC archivů. V příloze AI je archiv s nástrojem Jpype.</text:p>
      <text:h text:style-name="P17"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8</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05160082" text:continue-list="list446705020"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24423190"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448554868"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9</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bookmark-start text:name="__DdeLink__2630_1898542784"/>Příloha AD obsahuje kompletní nástroj.<text:bookmark-end text:name="__DdeLink__2630_1898542784"/></text:p>
      <text:h text:style-name="Heading_20_4" text:outline-level="4">4.3.2.1 Kompatibilita s ostatními nástroji</text:h>
      <text:list xml:id="list1884469746"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638603018"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text:soft-page-break/>Nástroj nemá dokončenou dokumentaci. V manuálu stojí, že vytváří „crappy“ warc soubory. Nástroj pro migraci je údajně převzat z nástroje WARCTOOLS. [37]</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50</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5" text:outline-level="4">4.3.3 1 Kompatibilita s ostatními nástroji</text:h>
      <text:list xml:id="list1825884816"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5" text:outline-level="4">4.3.3.2 Další parametry</text:h>
      <text:list xml:id="list452046771" text:continue-numbering="true" text:style-name="List_20_1">
        <text:list-item>
          <text:p text:style-name="P19">Nemá napsané skripty pro hromadnou migraci.</text:p>
        </text:list-item>
        <text:list-item>
          <text:p text:style-name="P19">Při převodu arc souborů nepřibalí k souboru data. Je potřeba mu dávat na vstup arc.gz soubory.</text:p>
        </text:list-item>
        <text:list-item>
          <text:p text:style-name="P19">Po otestování na zkušebním vzorku je textový warc soubor, totožný se souborem z WARCTOOLS / hanzo.</text:p>
        </text:list-item>
        <text:list-item>
          <text:p text:style-name="P19">Nástroj je v současné době vyvíjen.</text:p>
        </text:list-item>
        <text:list-item>
          <text:p text:style-name="P19">Nástroj nemá dokončenou dokumentaci. V manuálu stojí, že vytváří „crappy“ warc soubory. Nástroj pro migraci je údajně převzat z nástroje WARCTOOLS. [38]</text:p>
        </text:list-item>
      </text:list>
      <text:h text:style-name="P17"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49" text:note-class="footnote"><text:note-citation>51</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0" text:note-class="footnote"><text:note-citation>52</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683547575" text:continue-numbering="true" text:style-name="List_20_1">
        <text:list-item>
          <text:p text:style-name="List_20_1">Změny ve WARCTOOLS / hanzo, které se neprojevily v druhém nástroji<text:note text:id="ftn51" text:note-class="footnote"><text:note-citation>53</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2" text:note-class="footnote"><text:note-citation>54</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17"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17" text:outline-level="2">4.6 Implementace úprav v migračních nástrojích</text:h>
      <text:h text:style-name="Heading_20_3" text:outline-level="3">4.6.1 Úvod</text:h>
      <text:p text:style-name="Text_20_body">Mým úkolem bylo najít způsob, jak při procesu migrace na warc archiv zjistit obsah původního archivu. To znamená, že jsem měl v průběhu migrace provést analýzu obsahu archivu. V průběhu převodu znamená taková analýza nejmenší režii, oproti dodatečnému provádění takové analýzy. Navíc by analýza mohla potencionálně ovlivnit samotný převod, jelikož by v případě nutnosti bylo možno změnit obsah převáděného archivu, před tím než bude uložen do warc archovu.</text:p>
      <text:p text:style-name="Text_20_body">Z toho důvodu jsem musel provést několik změn v programu JHOVE2 i nástroji WARCTOOLS, respektive jsem změnu provedl jen v nástroji W<text:bookmark-start text:name="__DdeLink__1627_1653336233"/>ARCTOOLS / hanzo<text:bookmark-end text:name="__DdeLink__1627_1653336233"/>. Změna v ostatních nástrojích WARCTOOLS by znamenala obdobné zásahy do zdrojového kódu, a pravděpodobně by vedla je stejným výsledkům, jak vyplývá z mého porovnání nástrojů.</text:p>
      <text:h text:style-name="Heading_20_3" text:outline-level="3">4.6.2 Úprava JHOVE2</text:h>
      <text:p text:style-name="P2">Program JHOVE2 je implementován v programovacím jazyce Java. Jelikož je napsán tak, aby ho bylo možné spouštět z příkazového řádku, musel jsem provést změny, který by mi umožnili spouštět jej přímo z těla programu WARCTOOLS. Bylo tedy nutno implementovat v rámci programu JHOVE2 další třídu.</text:p>
      <text:p text:style-name="P2">Moje nová třída je tedy spuštěna přímo z programu arc2warc.py<text:note text:id="ftn53" text:note-class="footnote"><text:note-citation>55</text:note-citation><text:note-body><text:p text:style-name="Footnote">Součást nástroje WARCTOOLS, která je určena k migraci archivů. Do jiných programů v rámci WARCTOOLS jsem nemusel zasahovat.</text:p></text:note-body></text:note> a obstará inicializaci a předání instrukcí nástroji JHOVE2, který pak provede všechny operace a vytvoří výstupní soubor s informacemi o analýze obsahu arc archivu.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mnou implementovaná třída umožňuje, aby mohl zpracovat libovolné množství souborů najednou, a vrátit pro ně souhrnný soubor s informace o analýze.</text:span></text:p>
      <text:p text:style-name="P2">Ukázku této třídy je možno najít v příloze AK. </text:p>
      <text:h text:style-name="P15" text:outline-level="3">4.6.2 Úprava <text:bookmark-start text:name="__DdeLink__1633_1653336233"/><text:bookmark-start text:name="__DdeLink__2073_1653336233"/>WARCTOOLS. / hanzo<text:bookmark-end text:name="__DdeLink__1633_1653336233"/><text:bookmark-end text:name="__DdeLink__2073_1653336233"/></text:h>
      <text:p text:style-name="Text_20_body"><text:span text:style-name="T1">Při úpravě nástroje WARCTOOLS stačilo upravit pouze program </text:span><text:span text:style-name="T6">arc2warc.py</text:span><text:span text:style-name="T9">, který je implementovám v programovacím jazyce Python. Bylo nutné provést takové změny, aby bylo </text:span><text:soft-page-break/><text:span text:style-name="T9">možno přímo při běhu programu spustit aplikaci v programovacím Java. A upravit program tak, aby bylo možno přistupovat k jednotlivým souborům uvnitř arc archivu. Dalším problémem bylo, že program JHOVE2 neumožňuje vícenásobné spuštění. Opakovaná inicializace by však byla výpočetně velmi náročná</text:span><text:span text:style-name="T9"><text:note text:id="ftn54" text:note-class="footnote"><text:note-citation>56</text:note-citation><text:note-body><text:p text:style-name="Footnote">Typický archiv je má velikost 100 MB a obsahuje stovky až tisíce souborů.</text:p></text:note-body></text:note></text:span><text:span text:style-name="T9">.</text:span></text:p>
      <text:p text:style-name="Text_20_body"><text:span text:style-name="T9">Pro účely spouštění Java aplikace v rámci rámci skriptu v jazyce Python bylo třeba vybrat vhodný nástroj. Vybíral jsem mezi nástroji Jpype a Jython</text:span><text:span text:style-name="T9"><text:note text:id="ftn55" text:note-class="footnote"><text:note-citation>57</text:note-citation><text:note-body><text:p text:style-name="Footnote">Webové stránky projektu JYTHON dostupné online na adrese http://www.jython.org/</text:p></text:note-body></text:note></text:span><text:span text:style-name="T9">. Nástroj Jpype umožňuje spuštění Java Virtual Machine uvnitř skriptu jazyka Python, oproti tomu nástroj Jython spustí Java Virtual Machine ještě před samotným vykonáváním skriptu. Nakonec jsem zvolil nástroj Jpype, který mi přišel vhodnější. Hlavně protože v době volby nástroje jsem se domníval, že budu potřebovat spouštět Java Virtual Machine vícekrát během průběhu skriptu.</text:span></text:p>
      <text:p text:style-name="Text_20_body"><text:span text:style-name="T9">Původní program převádí arc archiv tak, že předělá metadata uvnitř archivu a jeho obsah – soubory v něm obsažené – pouze jako stream převede do nového warc archivu. </text:span><text:span text:style-name="T1">Můj výsledný upravený program pracuje tak, že během převodu archivu provede pomocí regulárního výrazu filtrování jednotlivých souborů uvnitř archivu. Ty uloží do dočasného adresáře. Potom, co je warc archiv vytvořený, spustí se JHOVE2, který provede analýzu všech souborů v archivu. Nakonec jsou soubory z dočasného adresáře odstraněny. </text:span></text:p>
      <text:p text:style-name="P2">Jako výstup z migrace, je kromě nového warc archivu i soubor ve formátu XML vytvořený programem JHOVE2, který obsahuje souhrn analýzy souborů.</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7" text:outline-level="2">4.7 Výstupy z analýzy obsahu převáděných archivů</text:h>
      <text:p text:style-name="Text_20_body">Na to ještě čekám než to postahuju a zkusím.</text:p>
      <text:h text:style-name="P16" text:outline-level="1">5 Závěr</text:h>
      <text:p text:style-name="Text_20_body">Napiš, že výstupy použiješ jako zprávu pro Národní knihov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margin-left="7mm" fo:margin-right="0mm" fo:line-height="150%" fo:text-align="start" style:justify-single-word="false" fo:text-indent="-7mm" style:auto-text-indent="false" style:page-number="auto">
        <style:tab-stops/>
      </style:paragraph-properties>
      <style:text-properties fo:font-size="10pt"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39</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8T01:20:35</dc:date>
    <dc:creator>Martin Prokop</dc:creator>
    <meta:editing-duration>P5DT6H48M20S</meta:editing-duration>
    <meta:editing-cycles>2638</meta:editing-cycles>
    <meta:document-statistic meta:table-count="1" meta:image-count="0" meta:object-count="0" meta:page-count="40" meta:paragraph-count="454" meta:word-count="9873" meta:character-count="68260" meta:non-whitespace-character-count="58986"/>
  </office:meta>
</office:document-meta>
</file>